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C_001</text:p>
          </table:table-cell>
          <table:table-cell office:value-type="string">
            <text:p>いらっしゃいませ ごしゅじんさま おじょうさま</text:p>
          </table:table-cell>
        </table:table-row>
        <table:table-row table:style-name="ro1">
          <table:table-cell office:value-type="string">
            <text:p>C_002</text:p>
          </table:table-cell>
          <table:table-cell office:value-type="string">
            <text:p>わぁふふぅーーーーー</text:p>
          </table:table-cell>
        </table:table-row>
        <table:table-row table:style-name="ro1">
          <table:table-cell office:value-type="string">
            <text:p>C_003</text:p>
          </table:table-cell>
          <table:table-cell office:value-type="string">
            <text:p>ちょっと そこのおにぃさーん</text:p>
          </table:table-cell>
        </table:table-row>
        <table:table-row table:style-name="ro1">
          <table:table-cell office:value-type="string">
            <text:p>C_004</text:p>
          </table:table-cell>
          <table:table-cell office:value-type="string">
            <text:p>えとぺんなの</text:p>
          </table:table-cell>
        </table:table-row>
        <table:table-row table:style-name="ro1">
          <table:table-cell office:value-type="string">
            <text:p>C_005</text:p>
          </table:table-cell>
          <table:table-cell office:value-type="string">
            <text:p>とうほうわ あかくもえている</text:p>
          </table:table-cell>
        </table:table-row>
        <table:table-row table:style-name="ro1">
          <table:table-cell office:value-type="string">
            <text:p>C_005</text:p>
          </table:table-cell>
          <table:table-cell office:value-type="string">
            <text:p>むいみにしゃべるな いわないで</text:p>
          </table:table-cell>
        </table:table-row>
        <table:table-row table:style-name="ro1">
          <table:table-cell office:value-type="string">
            <text:p>C_006</text:p>
          </table:table-cell>
          <table:table-cell office:value-type="string">
            <text:p>かりぐらしのありえってぃは じーのべつめい</text:p>
          </table:table-cell>
        </table:table-row>
        <table:table-row table:style-name="ro1">
          <table:table-cell office:value-type="string">
            <text:p>C_007</text:p>
          </table:table-cell>
          <table:table-cell office:value-type="string">
            <text:p>くにさき さいこぉー</text:p>
          </table:table-cell>
        </table:table-row>
        <table:table-row table:style-name="ro1">
          <table:table-cell office:value-type="string">
            <text:p>C_008</text:p>
          </table:table-cell>
          <table:table-cell office:value-type="string">
            <text:p>うぐぅ</text:p>
          </table:table-cell>
        </table:table-row>
        <table:table-row table:style-name="ro1">
          <table:table-cell office:value-type="string">
            <text:p>C_009</text:p>
          </table:table-cell>
          <table:table-cell office:value-type="string">
            <text:p>まぐーろたべたい まぐーろたべたい ぴっちぴっち おっさかな たっべったい</text:p>
          </table:table-cell>
        </table:table-row>
        <table:table-row table:style-name="ro1">
          <table:table-cell office:value-type="string">
            <text:p>C_010</text:p>
          </table:table-cell>
          <table:table-cell office:value-type="string">
            <text:p>ぶっちゃけ ふつかでかんせい</text:p>
          </table:table-cell>
        </table:table-row>
        <table:table-row table:style-name="ro1">
          <table:table-cell office:value-type="string">
            <text:p>D_001</text:p>
          </table:table-cell>
          <table:table-cell office:value-type="string">
            <text:p>かお みつけ</text:p>
          </table:table-cell>
        </table:table-row>
        <table:table-row table:style-name="ro1">
          <table:table-cell office:value-type="string">
            <text:p>E_001</text:p>
          </table:table-cell>
          <table:table-cell office:value-type="string">
            <text:p>あいふぉんどっくです</text:p>
          </table:table-cell>
        </table:table-row>
        <table:table-row table:style-name="ro1">
          <table:table-cell office:value-type="string">
            <text:p>E_002</text:p>
          </table:table-cell>
          <table:table-cell office:value-type="string">
            <text:p>かおをみつけて ついびします</text:p>
          </table:table-cell>
        </table:table-row>
        <table:table-row table:style-name="ro1">
          <table:table-cell office:value-type="string">
            <text:p>E_003</text:p>
          </table:table-cell>
          <table:table-cell office:value-type="string">
            <text:p>あいぽんから もーたをうごかしてます</text:p>
          </table:table-cell>
        </table:table-row>
        <table:table-row table:style-name="ro1">
          <table:table-cell office:value-type="string">
            <text:p>E_004</text:p>
          </table:table-cell>
          <table:table-cell office:value-type="string">
            <text:p>おーぷんしーぶい べんりです</text:p>
          </table:table-cell>
        </table:table-row>
        <table:table-row table:style-name="ro1">
          <table:table-cell office:value-type="string">
            <text:p>G_001</text:p>
          </table:table-cell>
          <table:table-cell office:value-type="string">
            <text:p>みつめてるん</text:p>
          </table:table-cell>
        </table:table-row>
        <table:table-row table:style-name="ro1">
          <table:table-cell office:value-type="string">
            <text:p>C_014</text:p>
          </table:table-cell>
          <table:table-cell office:value-type="string">
            <text:p>ひだりかいてーん</text:p>
          </table:table-cell>
        </table:table-row>
        <table:table-row table:style-name="ro1">
          <table:table-cell office:value-type="string">
            <text:p>C_015</text:p>
          </table:table-cell>
          <table:table-cell office:value-type="string">
            <text:p>みぎぃーかいてーん</text:p>
          </table:table-cell>
        </table:table-row>
        <table:table-row table:style-name="ro1">
          <table:table-cell office:value-type="string">
            <text:p>C_016</text:p>
          </table:table-cell>
          <table:table-cell office:value-type="string">
            <text:p>まわりまーす</text:p>
          </table:table-cell>
        </table:table-row>
        <table:table-row table:style-name="ro1">
          <table:table-cell office:value-type="string">
            <text:p>C_011</text:p>
          </table:table-cell>
          <table:table-cell office:value-type="string">
            <text:p>ゆっくりしてってね</text:p>
          </table:table-cell>
        </table:table-row>
        <table:table-row table:style-name="ro1">
          <table:table-cell office:value-type="string">
            <text:p>C_012</text:p>
          </table:table-cell>
          <table:table-cell office:value-type="string">
            <text:p>ねらいうつぜ</text:p>
          </table:table-cell>
        </table:table-row>
        <table:table-row table:style-name="ro1">
          <table:table-cell office:value-type="string">
            <text:p>E_005</text:p>
          </table:table-cell>
          <table:table-cell office:value-type="string">
            <text:p>もーたは がめんひょうじで うごかしてます</text:p>
          </table:table-cell>
        </table:table-row>
        <table:table-row table:style-name="ro1">
          <table:table-cell office:value-type="string">
            <text:p>E_006 </text:p>
          </table:table-cell>
          <table:table-cell office:value-type="string">
            <text:p>おとでせいぎょもできるです</text:p>
          </table:table-cell>
        </table:table-row>
        <table:table-row table:style-name="ro1">
          <table:table-cell office:value-type="string">
            <text:p>E_007</text:p>
          </table:table-cell>
          <table:table-cell office:value-type="string">
            <text:p>あいぽんは ろぼっとせいぎょに むいてます</text:p>
          </table:table-cell>
        </table:table-row>
        <table:table-row table:style-name="ro1">
          <table:table-cell office:value-type="string">
            <text:p>G_002</text:p>
          </table:table-cell>
          <table:table-cell office:value-type="string">
            <text:p>にらめっこしましょ <text:s text:c="2"/>あぷっぷ</text:p>
          </table:table-cell>
        </table:table-row>
        <table:table-row table:style-name="ro1">
          <table:table-cell office:value-type="string">
            <text:p>G_003</text:p>
          </table:table-cell>
          <table:table-cell office:value-type="string">
            <text:p>こんにちわ</text:p>
          </table:table-cell>
        </table:table-row>
        <table:table-row table:style-name="ro1">
          <table:table-cell office:value-type="string">
            <text:p>G_004</text:p>
          </table:table-cell>
          <table:table-cell office:value-type="string">
            <text:p>こんばんわ</text:p>
          </table:table-cell>
        </table:table-row>
        <table:table-row table:style-name="ro1">
          <table:table-cell office:value-type="string">
            <text:p>G_005</text:p>
          </table:table-cell>
          <table:table-cell office:value-type="string">
            <text:p>ひとみにかんぱい</text:p>
          </table:table-cell>
        </table:table-row>
        <table:table-row table:style-name="ro1">
          <table:table-cell office:value-type="string">
            <text:p>C_013</text:p>
          </table:table-cell>
          <table:table-cell office:value-type="string">
            <text:p>みくとわちがうのだよ みくとは</text:p>
          </table:table-cell>
        </table:table-row>
        <table:table-row table:style-name="ro1">
          <table:table-cell office:value-type="string">
            <text:p>G_006</text:p>
          </table:table-cell>
          <table:table-cell office:value-type="string">
            <text:p>へい らっしゃい</text:p>
          </table:table-cell>
        </table:table-row>
        <table:table-row table:style-name="ro1">
          <table:table-cell office:value-type="string">
            <text:p>E_008</text:p>
          </table:table-cell>
          <table:table-cell office:value-type="string">
            <text:p>こえは そふとおくで ごうせいしています</text:p>
          </table:table-cell>
        </table:table-row>
        <table:table-row table:style-name="ro1">
          <table:table-cell office:value-type="string">
            <text:p>D_002</text:p>
          </table:table-cell>
          <table:table-cell office:value-type="string">
            <text:p>みつめます</text:p>
          </table:table-cell>
        </table:table-row>
        <table:table-row table:style-name="ro1">
          <table:table-cell office:value-type="string">
            <text:p>G_005</text:p>
          </table:table-cell>
          <table:table-cell office:value-type="string">
            <text:p>ゆっくりしてってね</text:p>
          </table:table-cell>
        </table:table-row>
        <table:table-row table:style-name="ro1">
          <table:table-cell office:value-type="string">
            <text:p>E_009</text:p>
          </table:table-cell>
          <table:table-cell office:value-type="string">
            <text:p>うけつけろぼです いちお</text:p>
          </table:table-cell>
        </table:table-row>
        <table:table-row table:style-name="ro1">
          <table:table-cell office:value-type="string">
            <text:p>E_010</text:p>
          </table:table-cell>
          <table:table-cell office:value-type="string">
            <text:p>しょりそくどは びょうあたり さんふれーむ くらいです</text:p>
          </table:table-cell>
        </table:table-row>
        <table:table-row table:style-name="ro1">
          <table:table-cell office:value-type="string">
            <text:p>E_011</text:p>
          </table:table-cell>
          <table:table-cell office:value-type="string">
            <text:p>もーたーとだいは れごです</text:p>
          </table:table-cell>
        </table:table-row>
        <table:table-row table:style-name="ro2">
          <table:table-cell office:value-type="string">
            <text:p>E_012</text:p>
          </table:table-cell>
          <table:table-cell office:value-type="string">
            <text:p>れご NXT をつかってます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3">2010/09/23</text:date>, <text:time>08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19M13S</meta:editing-duration>
    <meta:editing-cycles>3</meta:editing-cycles>
    <meta:generator>OpenOffice.org/3.2$Win32 OpenOffice.org_project/320m12$Build-9483</meta:generator>
    <dc:date>2010-09-23T08:13:10.21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